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2.7486in"/>
    </style:style>
    <style:style style:name="Table1.B" style:family="table-column">
      <style:table-column-properties style:column-width="4.1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#ccff99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background-color="#ccff99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P2" style:family="paragraph" style:parent-style-name="Standard">
      <style:text-properties fo:font-weight="bold" officeooo:rsid="001da8ce" officeooo:paragraph-rsid="001da8ce" style:font-weight-asian="bold" style:font-weight-complex="bold"/>
    </style:style>
    <style:style style:name="P3" style:family="paragraph" style:parent-style-name="Standard">
      <style:text-properties officeooo:rsid="005b9263" officeooo:paragraph-rsid="005b9263"/>
    </style:style>
    <style:style style:name="P4" style:family="paragraph" style:parent-style-name="Standard">
      <style:text-properties officeooo:rsid="0060996c" officeooo:paragraph-rsid="0060996c"/>
    </style:style>
    <style:style style:name="P5" style:family="paragraph" style:parent-style-name="Standard">
      <style:text-properties officeooo:rsid="0061c699" officeooo:paragraph-rsid="0061c699"/>
    </style:style>
    <style:style style:name="P6" style:family="paragraph" style:parent-style-name="Text_20_body">
      <style:text-properties officeooo:rsid="001b0494" officeooo:paragraph-rsid="001b0494"/>
    </style:style>
    <style:style style:name="P7" style:family="paragraph" style:parent-style-name="Text_20_body">
      <style:text-properties officeooo:rsid="0063a429" officeooo:paragraph-rsid="0083b349"/>
    </style:style>
    <style:style style:name="P8" style:family="paragraph" style:parent-style-name="Text_20_body">
      <style:text-properties officeooo:rsid="0065836a" officeooo:paragraph-rsid="001b0494"/>
    </style:style>
    <style:style style:name="P9" style:family="paragraph" style:parent-style-name="Text_20_body">
      <style:text-properties officeooo:rsid="0065836a" officeooo:paragraph-rsid="0083b349"/>
    </style:style>
    <style:style style:name="P10" style:family="paragraph" style:parent-style-name="Text_20_body">
      <style:text-properties officeooo:rsid="006b9cf8" officeooo:paragraph-rsid="0083b349"/>
    </style:style>
    <style:style style:name="P11" style:family="paragraph" style:parent-style-name="Text_20_body">
      <style:text-properties officeooo:rsid="006ce6bf" officeooo:paragraph-rsid="0083b349"/>
    </style:style>
    <style:style style:name="P12" style:family="paragraph" style:parent-style-name="Text_20_body">
      <style:text-properties officeooo:rsid="007419d4" officeooo:paragraph-rsid="007419d4"/>
    </style:style>
    <style:style style:name="P13" style:family="paragraph" style:parent-style-name="Text_20_body">
      <style:paragraph-properties fo:text-align="center" style:justify-single-word="false"/>
      <style:text-properties officeooo:rsid="007419d4" officeooo:paragraph-rsid="007419d4"/>
    </style:style>
    <style:style style:name="P14" style:family="paragraph" style:parent-style-name="Text_20_body">
      <style:text-properties officeooo:rsid="007810aa" officeooo:paragraph-rsid="007810aa"/>
    </style:style>
    <style:style style:name="P15" style:family="paragraph" style:parent-style-name="Text_20_body">
      <style:paragraph-properties fo:text-align="center" style:justify-single-word="false"/>
      <style:text-properties officeooo:rsid="007810aa" officeooo:paragraph-rsid="007810aa"/>
    </style:style>
    <style:style style:name="P16" style:family="paragraph" style:parent-style-name="Text_20_body">
      <style:text-properties officeooo:rsid="007b1d7d" officeooo:paragraph-rsid="007b1d7d"/>
    </style:style>
    <style:style style:name="P17" style:family="paragraph" style:parent-style-name="Text_20_body">
      <style:paragraph-properties fo:text-align="center" style:justify-single-word="false"/>
      <style:text-properties officeooo:rsid="007b1d7d" officeooo:paragraph-rsid="007b1d7d"/>
    </style:style>
    <style:style style:name="P18" style:family="paragraph" style:parent-style-name="Text_20_body">
      <style:text-properties officeooo:rsid="007ca67e" officeooo:paragraph-rsid="007ca67e"/>
    </style:style>
    <style:style style:name="P19" style:family="paragraph" style:parent-style-name="Text_20_body">
      <style:paragraph-properties fo:text-align="center" style:justify-single-word="false"/>
      <style:text-properties fo:font-style="italic" officeooo:rsid="007e9207" officeooo:paragraph-rsid="007e9207" style:font-style-asian="italic" style:font-style-complex="italic"/>
    </style:style>
    <style:style style:name="P20" style:family="paragraph" style:parent-style-name="Text_20_body">
      <style:paragraph-properties fo:text-align="start" style:justify-single-word="false"/>
      <style:text-properties fo:font-style="normal" officeooo:rsid="007fef2f" officeooo:paragraph-rsid="007fef2f" style:font-style-asian="normal" style:font-style-complex="normal"/>
    </style:style>
    <style:style style:name="P21" style:family="paragraph" style:parent-style-name="Text_20_body">
      <style:text-properties officeooo:rsid="00859764" officeooo:paragraph-rsid="00859764"/>
    </style:style>
    <style:style style:name="P22" style:family="paragraph" style:parent-style-name="Text_20_body">
      <style:text-properties officeooo:rsid="0087fa43" officeooo:paragraph-rsid="0087fa43"/>
    </style:style>
    <style:style style:name="P23" style:family="paragraph" style:parent-style-name="Text_20_body">
      <style:text-properties officeooo:rsid="00896e02" officeooo:paragraph-rsid="00896e02"/>
    </style:style>
    <style:style style:name="P24" style:family="paragraph" style:parent-style-name="Text_20_body">
      <style:paragraph-properties fo:text-align="center" style:justify-single-word="false"/>
      <style:text-properties style:font-name="DejaVu Sans Mono" officeooo:rsid="00907a49" officeooo:paragraph-rsid="00907a49"/>
    </style:style>
    <style:style style:name="P25" style:family="paragraph" style:parent-style-name="Text_20_body">
      <style:text-properties style:font-name="DejaVu Sans Mono" officeooo:rsid="0094a96d" officeooo:paragraph-rsid="009809ee"/>
    </style:style>
    <style:style style:name="P26" style:family="paragraph" style:parent-style-name="Text_20_body">
      <loext:graphic-properties draw:fill="solid" draw:fill-color="#ccff00" draw:opacity="100%"/>
      <style:paragraph-properties fo:background-color="#ccff00"/>
      <style:text-properties style:font-name="DejaVu Sans Mono" officeooo:rsid="0094a96d" officeooo:paragraph-rsid="009809ee"/>
    </style:style>
    <style:style style:name="P27" style:family="paragraph" style:parent-style-name="Text_20_body">
      <style:text-properties officeooo:rsid="0093437c" officeooo:paragraph-rsid="0093437c"/>
    </style:style>
    <style:style style:name="P28" style:family="paragraph" style:parent-style-name="Text_20_body">
      <style:text-properties officeooo:rsid="00990b8d" officeooo:paragraph-rsid="00990b8d"/>
    </style:style>
    <style:style style:name="P29" style:family="paragraph" style:parent-style-name="Table_20_Contents">
      <style:text-properties fo:font-weight="bold" officeooo:rsid="001da8ce" officeooo:paragraph-rsid="001da8ce" style:font-weight-asian="bold" style:font-weight-complex="bold"/>
    </style:style>
    <style:style style:name="P30" style:family="paragraph" style:parent-style-name="Table_20_Contents">
      <style:text-properties officeooo:rsid="006662d1" officeooo:paragraph-rsid="0083b349"/>
    </style:style>
    <style:style style:name="P31" style:family="paragraph" style:parent-style-name="Table_20_Contents">
      <style:text-properties style:font-name="DejaVu Sans Mono" fo:font-size="10pt" officeooo:rsid="0067f594" officeooo:paragraph-rsid="0083b349" style:font-size-asian="10pt" style:font-size-complex="10pt"/>
    </style:style>
    <style:style style:name="P32" style:family="paragraph" style:parent-style-name="Table_20_Contents">
      <style:text-properties style:font-name="DejaVu Sans Mono" fo:font-size="10pt" officeooo:rsid="0070f426" officeooo:paragraph-rsid="0083b349" style:font-size-asian="10pt" style:font-size-complex="10pt"/>
    </style:style>
    <style:style style:name="P33" style:family="paragraph" style:parent-style-name="Text_20_body">
      <style:paragraph-properties fo:text-align="start" style:justify-single-word="false"/>
      <style:text-properties fo:font-style="italic" officeooo:rsid="007fef2f" officeooo:paragraph-rsid="007fef2f" style:font-style-asian="italic" style:font-style-complex="italic"/>
    </style:style>
    <style:style style:name="P34" style:family="paragraph" style:parent-style-name="Text_20_body">
      <style:paragraph-properties fo:text-align="start" style:justify-single-word="false"/>
      <style:text-properties fo:font-style="italic" officeooo:rsid="0065836a" officeooo:paragraph-rsid="0083b349" style:font-style-asian="italic" style:font-style-complex="italic"/>
    </style:style>
    <style:style style:name="P35" style:family="paragraph" style:parent-style-name="Text_20_body" style:list-style-name="L1">
      <style:text-properties officeooo:rsid="0086ae3f" officeooo:paragraph-rsid="0086ae3f"/>
    </style:style>
    <style:style style:name="P36" style:family="paragraph" style:parent-style-name="Text_20_body" style:list-style-name="L2">
      <style:text-properties officeooo:rsid="00896e02" officeooo:paragraph-rsid="00896e02"/>
    </style:style>
    <style:style style:name="P37" style:family="paragraph" style:parent-style-name="Text_20_body">
      <style:text-properties fo:font-style="normal" officeooo:rsid="00907a49" officeooo:paragraph-rsid="00907a49" style:font-style-asian="normal" style:font-style-complex="normal"/>
    </style:style>
    <style:style style:name="P38" style:family="paragraph" style:parent-style-name="Text_20_body">
      <style:text-properties style:font-name="DejaVu Sans Mono" fo:font-style="normal" officeooo:rsid="0094a96d" officeooo:paragraph-rsid="009809ee" style:font-style-asian="normal" style:font-style-complex="normal"/>
    </style:style>
    <style:style style:name="P39" style:family="paragraph" style:parent-style-name="Text_20_body">
      <style:text-properties style:font-name="DejaVu Sans Mono" fo:font-style="normal" officeooo:rsid="0095a474" officeooo:paragraph-rsid="009809ee" style:font-style-asian="normal" style:font-style-complex="normal"/>
    </style:style>
    <style:style style:name="P40" style:family="paragraph" style:parent-style-name="Text_20_body">
      <style:text-properties style:font-name="DejaVu Sans Mono" fo:font-style="normal" officeooo:rsid="0095a474" officeooo:paragraph-rsid="0094a96d" style:font-style-asian="normal" style:font-style-complex="normal"/>
    </style:style>
    <style:style style:name="P41" style:family="paragraph" style:parent-style-name="Heading_20_1">
      <style:text-properties fo:color="#0000cc"/>
    </style:style>
    <style:style style:name="P42" style:family="paragraph" style:parent-style-name="Heading_20_1">
      <style:paragraph-properties fo:break-before="page"/>
      <style:text-properties officeooo:paragraph-rsid="0083b349"/>
    </style:style>
    <style:style style:name="P43" style:family="paragraph" style:parent-style-name="Heading_20_2">
      <style:text-properties officeooo:rsid="00740c2a" officeooo:paragraph-rsid="00740c2a"/>
    </style:style>
    <style:style style:name="P44" style:family="paragraph" style:parent-style-name="Heading_20_2">
      <style:text-properties officeooo:rsid="00857b5c" officeooo:paragraph-rsid="00857b5c"/>
    </style:style>
    <style:style style:name="P45" style:family="paragraph" style:parent-style-name="Heading_20_2">
      <style:text-properties officeooo:paragraph-rsid="0083b349"/>
    </style:style>
    <style:style style:name="T1" style:family="text">
      <style:text-properties officeooo:rsid="001b0494"/>
    </style:style>
    <style:style style:name="T2" style:family="text">
      <style:text-properties officeooo:rsid="0014c5c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7e9207" style:font-style-asian="italic" style:font-style-complex="italic"/>
    </style:style>
    <style:style style:name="T5" style:family="text">
      <style:text-properties fo:font-style="italic" officeooo:rsid="008bcf7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7e9207" style:font-style-asian="normal" style:font-style-complex="normal"/>
    </style:style>
    <style:style style:name="T8" style:family="text">
      <style:text-properties fo:font-style="normal" officeooo:rsid="008bcf7c" style:font-style-asian="normal" style:font-style-complex="normal"/>
    </style:style>
    <style:style style:name="T9" style:family="text">
      <style:text-properties fo:font-style="normal" officeooo:rsid="008e07b6" style:font-style-asian="normal" style:font-style-complex="normal"/>
    </style:style>
    <style:style style:name="T10" style:family="text">
      <style:text-properties fo:font-style="normal" officeooo:rsid="0094a96d" style:font-style-asian="normal" style:font-style-complex="normal"/>
    </style:style>
    <style:style style:name="T11" style:family="text">
      <style:text-properties fo:font-style="normal" officeooo:rsid="0095a474" style:font-style-asian="normal" style:font-style-complex="normal"/>
    </style:style>
    <style:style style:name="T12" style:family="text">
      <style:text-properties fo:font-style="normal" officeooo:rsid="00975e17" style:font-style-asian="normal" style:font-style-complex="normal"/>
    </style:style>
    <style:style style:name="T13" style:family="text">
      <style:text-properties fo:font-style="normal" officeooo:rsid="0099dbcb" style:font-style-asian="normal" style:font-style-complex="normal"/>
    </style:style>
    <style:style style:name="T14" style:family="text">
      <style:text-properties fo:font-style="normal" officeooo:rsid="009dc14e" style:font-style-asian="normal" style:font-style-complex="normal"/>
    </style:style>
    <style:style style:name="T15" style:family="text">
      <style:text-properties officeooo:rsid="00584bd7"/>
    </style:style>
    <style:style style:name="T16" style:family="text">
      <style:text-properties officeooo:rsid="005945e0"/>
    </style:style>
    <style:style style:name="T17" style:family="text">
      <style:text-properties officeooo:rsid="0065836a"/>
    </style:style>
    <style:style style:name="T18" style:family="text">
      <style:text-properties officeooo:rsid="006b7542"/>
    </style:style>
    <style:style style:name="T19" style:family="text">
      <style:text-properties officeooo:rsid="00746616"/>
    </style:style>
    <style:style style:name="T20" style:family="text">
      <style:text-properties officeooo:rsid="007e5d9d"/>
    </style:style>
    <style:style style:name="T21" style:family="text">
      <style:text-properties officeooo:rsid="007e9207"/>
    </style:style>
    <style:style style:name="T22" style:family="text">
      <style:text-properties officeooo:rsid="008b6480"/>
    </style:style>
    <style:style style:name="T23" style:family="text">
      <style:text-properties style:font-name="DejaVu Sans Mono" fo:font-style="normal" style:font-style-asian="normal" style:font-style-complex="normal"/>
    </style:style>
    <style:style style:name="T24" style:family="text">
      <style:text-properties officeooo:rsid="009b41cb"/>
    </style:style>
    <style:style style:name="T25" style:family="text">
      <style:text-properties officeooo:rsid="009cc255"/>
    </style:style>
    <style:style style:name="T26" style:family="text">
      <style:text-properties officeooo:rsid="009f1d3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hapter <text:span text:style-name="T15">2</text:span>: <text:span text:style-name="T16">Recursion: The Mirrors</text:span></text:p>
      <text:h text:style-name="P41" text:outline-level="1">Vocabulary</text:h>
      <text:p text:style-name="P6">Write out a description of each vocabulary term for reference later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rm</text:p>
          </table:table-cell>
          <table:table-cell table:style-name="Table1.B1" office:value-type="string">
            <text:p text:style-name="P29">Description</text:p>
          </table:table-cell>
        </table:table-row>
        <table:table-row>
          <table:table-cell table:style-name="Table1.A2" office:value-type="string">
            <text:p text:style-name="P5">Recurs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Base cas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Iter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cursion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8"/>
      <text:h text:style-name="Heading_20_1" text:outline-level="1">Concepts</text:h>
      <text:h text:style-name="P43" text:outline-level="2"><text:span text:style-name="T25">Example: </text:span>Recursion in math</text:h>
      <text:p text:style-name="P12">A factorial is a good way to show an example of recursion. Let’s say we have the <text:span text:style-name="T19">equation that needs to be simplified…:</text:span></text:p>
      <text:p text:style-name="P13"><draw:frame draw:style-name="fr1" draw:name="Object1" text:anchor-type="as-char" svg:y="-0.2437in" svg:width="0.7756in" svg:height="0.408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4">This can be further simplified to:</text:p>
      <text:p text:style-name="P15"><draw:frame draw:style-name="fr1" draw:name="Object2" text:anchor-type="as-char" svg:y="-0.2445in" svg:width="0.4374in" svg:height="0.393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6">We can simplify this fraction further without having to calculate 100! and 95! ; if we break down these factorials, we can write them as:</text:p>
      <text:p text:style-name="P17"><draw:frame draw:style-name="fr1" draw:name="Object3" text:anchor-type="as-char" svg:y="-0.2445in" svg:width="1.8602in" svg:height="0.393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8">In the denominator, everything can be <text:span text:style-name="T20">canceled</text:span> out. In the numerator, this would leave just 100 x 99. <text:span text:style-name="T21">Perhaps by writing out the factorial like this, you can see that </text:span><text:span text:style-name="T4">100! </text:span><text:span text:style-name="T7">is equivalent to:</text:span></text:p>
      <text:p text:style-name="P19">100 x 99 x 98!</text:p>
      <text:p text:style-name="P20">The result of any <text:span text:style-name="T3">n!</text:span> , <text:span text:style-name="T3">n</text:span>-factorial, will be <text:span text:style-name="T3">n</text:span> times <text:span text:style-name="T3">(n-1)!</text:span></text:p>
      <text:p text:style-name="P33"/>
      <text:h text:style-name="P44" text:outline-level="2"><text:soft-page-break/><text:span text:style-name="T24">Example: </text:span>Recursion and the file system</text:h>
      <text:p text:style-name="P21">Let’s say that you’re writing a program that will search through the hard drive searching for a file. You might start off first by implementing something simpler…</text:p>
      <text:list xml:id="list4787141061164691321" text:style-name="L1">
        <text:list-item>
          <text:p text:style-name="P35">Search the current directory for the file.</text:p>
        </text:list-item>
      </text:list>
      <text:p text:style-name="P22">And, once that is finished, you can expand it to work past the current directory…</text:p>
      <text:list xml:id="list3495484287446667694" text:style-name="L2">
        <text:list-item>
          <text:p text:style-name="P36">For every folder in the directory…</text:p>
          <text:list>
            <text:list-item>
              <text:p text:style-name="P36">Search inside that subfolder</text:p>
            </text:list-item>
          </text:list>
        </text:list-item>
      </text:list>
      <text:p text:style-name="P23"/>
      <text:p text:style-name="P23">The “Search inside that subfolder” <text:span text:style-name="T22">routine will perform the same functionality as “Search the current directory for the file”, except instead of “current directory”, we’re looking at “</text:span><text:span text:style-name="T8">subfolder </text:span><text:span text:style-name="T5">x</text:span><text:span text:style-name="T8">”. </text:span><text:span text:style-name="T9">At this point, we should generalize our “search the directory for file” functionality to work with any folder passed in…</text:span></text:p>
      <text:p text:style-name="P24"><text:span text:style-name="T9">b</text:span><text:span text:style-name="T6">ool IsFileFound( Directory searchHere, </text:span><text:span text:style-name="T10">string fileName</text:span><text:span text:style-name="T6"> )</text:span></text:p>
      <text:p text:style-name="P37"/>
      <text:p text:style-name="P27"><text:span text:style-name="T6">While you might look at each file in an iterative manner to try to find your file, it doesn’t make sense to try to </text:span><text:span text:style-name="T3">iterate</text:span><text:span text:style-name="T6"> through all folders on the hard-drive. Instead, you can “walk” through all the folders by using recursion.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8">bool IsFileFound( Directory searchHere, string fileName )</text:p>
            <text:p text:style-name="P38"><text:tab/>for each item in the directory searchHere…</text:p>
            <text:p text:style-name="P38"><text:tab/><text:tab/>if item is a directory…</text:p>
            <text:p text:style-name="P26"><text:span text:style-name="T6"><text:tab/><text:tab/><text:tab/></text:span><text:span text:style-name="T12">call IsFileFound( item, fileName )</text:span></text:p>
            <text:p text:style-name="P38"><text:tab/><text:tab/>else, if item is a file…</text:p>
            <text:p text:style-name="P25"><text:span text:style-name="T6"><text:tab/><text:tab/><text:tab/>if this item matches </text:span><text:span text:style-name="T11">fileName, return true.</text:span></text:p>
            <text:p text:style-name="P39"><text:tab/><text:tab/><text:tab/>else, keep going.</text:p>
          </table:table-cell>
        </table:table-row>
      </table:table>
      <text:p text:style-name="P40"/>
      <text:p text:style-name="P28">The highlighted line is the <text:span text:style-name="T3">recursive case</text:span><text:span text:style-name="T6">, calling the same function again. If we’ve found that </text:span><text:span text:style-name="T23">item</text:span><text:span text:style-name="T6"> is a directory (not a file), then we tell the function to begin searching in </text:span><text:span text:style-name="T3">that</text:span><text:span text:style-name="T6"> directory. Once that directory is done being searched, </text:span><text:span text:style-name="T13">we will return back to the original execution of this </text:span><text:span text:style-name="T14">function.</text:span></text:p>
      <text:h text:style-name="P42" text:outline-level="1">Examples</text:h>
      <text:p text:style-name="P7">Recursion can be a difficult concept to grasp; <text:span text:style-name="T17">for many people it is just easier to design a solution using an iterative approach (with a loop), while doing the same task can be challenging using recursion.</text:span></text:p>
      <text:p text:style-name="P9">Here are some examples of functions that achieve the same thing, both iteratively and recursively:</text:p>
      <text:h text:style-name="P45" text:outline-level="2">Counting up</text:h>
      <text:p text:style-name="P10">Counts from <text:span text:style-name="T3">start</text:span><text:span text:style-name="T6"> to </text:span><text:span text:style-name="T3">end…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Function definition – iterative</text:p>
          </table:table-cell>
          <table:table-cell table:style-name="Table2.B1" office:value-type="string">
            <text:p text:style-name="P30">Function definition – recursive</text:p>
          </table:table-cell>
        </table:table-row>
        <table:table-row>
          <table:table-cell table:style-name="Table2.A2" office:value-type="string">
            <text:p text:style-name="P31">void CountUp_I<text:span text:style-name="T18">ter</text:span>( int start, int end )</text:p>
            <text:p text:style-name="P31">{</text:p>
            <text:p text:style-name="P31"><text:s text:c="4"/>for ( int i = start; i &lt;= end; i++ )</text:p>
            <text:p text:style-name="P31"><text:s text:c="4"/>{</text:p>
            <text:p text:style-name="P31"><text:s text:c="8"/>cout &lt;&lt; i &lt;&lt; "\t";</text:p>
            <text:p text:style-name="P31"><text:s text:c="4"/>}</text:p>
            <text:p text:style-name="P31">}</text:p>
          </table:table-cell>
          <table:table-cell table:style-name="Table2.B2" office:value-type="string">
            <text:p text:style-name="P31">void CountUp_Re<text:span text:style-name="T18">c</text:span>( int start, int end )</text:p>
            <text:p text:style-name="P31">{</text:p>
            <text:p text:style-name="P31"><text:s text:c="4"/>cout &lt;&lt; start &lt;&lt; "\t";</text:p>
            <text:p text:style-name="P31"/>
            <text:p text:style-name="P31"><text:s text:c="4"/>// Terminating case</text:p>
            <text:p text:style-name="P31"><text:s text:c="4"/>if ( start == end ) </text:p>
            <text:p text:style-name="P31"><text:s text:c="8"/>return;</text:p>
            <text:p text:style-name="P31"><text:s text:c="4"/></text:p>
            <text:p text:style-name="P31"><text:s text:c="4"/>// recursive case</text:p>
            <text:p text:style-name="P31"><text:s text:c="4"/>CountUp_<text:span text:style-name="T26">Rec</text:span>( start+1, end ); </text:p>
            <text:p text:style-name="P31">}</text:p>
          </table:table-cell>
        </table:table-row>
      </table:table>
      <text:p text:style-name="P9"/>
      <text:h text:style-name="P45" text:outline-level="2">Factorial</text:h>
      <text:p text:style-name="P11">Calculate <text:span text:style-name="T3">n!…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Function definition – iterative</text:p>
          </table:table-cell>
          <table:table-cell table:style-name="Table3.B1" office:value-type="string">
            <text:p text:style-name="P30">Function definition – recursive</text:p>
          </table:table-cell>
        </table:table-row>
        <table:table-row>
          <table:table-cell table:style-name="Table3.A2" office:value-type="string">
            <text:p text:style-name="P32">int Factorial_Iter( int n )</text:p>
            <text:p text:style-name="P32">{</text:p>
            <text:p text:style-name="P32"><text:s text:c="4"/>for ( int i = n-1; i &gt; 0; i-- )</text:p>
            <text:p text:style-name="P32"><text:s text:c="4"/>{</text:p>
            <text:p text:style-name="P32"><text:s text:c="8"/>n *= i;</text:p>
            <text:p text:style-name="P32"><text:s text:c="4"/>}</text:p>
            <text:p text:style-name="P32"><text:s text:c="4"/>return n;</text:p>
            <text:p text:style-name="P32">}</text:p>
          </table:table-cell>
          <table:table-cell table:style-name="Table3.B2" office:value-type="string">
            <text:p text:style-name="P32">int Factorial_Rec( int n )</text:p>
            <text:p text:style-name="P32">{</text:p>
            <text:p text:style-name="P32"><text:s text:c="4"/>// Terminating case</text:p>
            <text:p text:style-name="P32"><text:s text:c="4"/>if ( n == 0 )</text:p>
            <text:p text:style-name="P32"><text:s text:c="4"/>{</text:p>
            <text:p text:style-name="P32"><text:s text:c="8"/>return 1;</text:p>
            <text:p text:style-name="P32"><text:s text:c="4"/>}</text:p>
            <text:p text:style-name="P32"><text:s text:c="4"/></text:p>
            <text:p text:style-name="P32"><text:s text:c="4"/>// Recursive case</text:p>
            <text:p text:style-name="P32"><text:s text:c="4"/>return n * Factorial_Rec( n-1 );</text:p>
            <text:p text:style-name="P32">}</text:p>
          </table:table-cell>
        </table:table-row>
      </table:table>
      <text:p text:style-name="P34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00cc" fo:font-size="2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0000cc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0066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3399ff" fo:font-size="12.1000003814697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MT1" style:family="text">
      <style:text-properties officeooo:rsid="001b0494"/>
    </style:style>
    <style:style style:name="MT2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S 250, Spring 2018</text:span><text:tab/><text:tab/><text:span text:style-name="MT1">Notes for Chapter 2: Recursion: The Mirrors</text:span></text:p>
      </style:header>
      <style:footer>
        <text:p text:style-name="MP1"><text:span text:style-name="MT2">Page </text:span><text:span text:style-name="MT2"><text:page-number text:select-page="current">3</text:page-number></text:span><text:span text:style-name="MT2"> of 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1:53.329663692</meta:creation-date>
    <meta:editing-duration>PT1H30M59S</meta:editing-duration>
    <meta:editing-cycles>130</meta:editing-cycles>
    <meta:generator>LibreOffice/5.1.4.2$Linux_X86_64 LibreOffice_project/10m0$Build-2</meta:generator>
    <dc:title>paged dated</dc:title>
    <dc:date>2018-01-21T16:34:58.163887191</dc:date>
    <meta:document-statistic meta:table-count="4" meta:image-count="0" meta:object-count="3" meta:page-count="3" meta:paragraph-count="86" meta:word-count="593" meta:character-count="3425" meta:non-whitespace-character-count="2783"/>
    <meta:template xlink:type="simple" xlink:actuate="onRequest" xlink:title="paged dated" xlink:href="../../../../../../.config/libreoffice/4/user/template/paged%20dated.ott" meta:date="2017-12-05T14:31:52.391181792"/>
  </office:meta>
</office:document-meta>
</file>

<file path=Object 1/content.xml><?xml version="1.0" encoding="utf-8"?>
<math xmlns="http://www.w3.org/1998/Math/MathML" display="block">
  <semantics>
    <mfrac>
      <mrow>
        <mn>100</mn>
        <mi>!</mi>
      </mrow>
      <mrow>
        <mrow>
          <mo fence="true" stretchy="false">(</mo>
          <mrow>
            <mrow>
              <mn>100</mn>
              <mo stretchy="false">−</mo>
              <mn>2</mn>
            </mrow>
          </mrow>
          <mo fence="true" stretchy="false">)</mo>
        </mrow>
        <mi>!</mi>
      </mrow>
    </mfrac>
    <annotation encoding="StarMath 5.0">{ 100! } over { (100 - 2)! }</annotation>
  </semantics>
</math>
</file>

<file path=Object 2/content.xml><?xml version="1.0" encoding="utf-8"?>
<math xmlns="http://www.w3.org/1998/Math/MathML" display="block">
  <semantics>
    <mfrac>
      <mrow>
        <mn>100</mn>
        <mi>!</mi>
      </mrow>
      <mrow>
        <mn>98</mn>
        <mi>!</mi>
      </mrow>
    </mfrac>
    <annotation encoding="StarMath 5.0">{ 100! } over { 98! }</annotation>
  </semantics>
</math>
</file>

<file path=Object 3/content.xml><?xml version="1.0" encoding="utf-8"?>
<math xmlns="http://www.w3.org/1998/Math/MathML" display="block">
  <semantics>
    <mfrac>
      <mrow>
        <mn>100</mn>
        <mo stretchy="false">⋅</mo>
        <mn>99</mn>
        <mo stretchy="false">⋅</mo>
        <mn>98</mn>
        <mo stretchy="false">⋅</mo>
        <mn>97</mn>
        <mo stretchy="false">⋅</mo>
        <mn>96</mn>
        <mo stretchy="false">⋅</mo>
        <mn>...</mn>
        <mo stretchy="false">⋅</mo>
        <mn>3</mn>
        <mo stretchy="false">⋅</mo>
        <mn>2</mn>
        <mo stretchy="false">⋅</mo>
        <mn>1</mn>
      </mrow>
      <mrow>
        <mn>98</mn>
        <mo stretchy="false">⋅</mo>
        <mn>97</mn>
        <mo stretchy="false">⋅</mo>
        <mn>96</mn>
        <mo stretchy="false">⋅</mo>
        <mn>...</mn>
        <mo stretchy="false">⋅</mo>
        <mn>3</mn>
        <mo stretchy="false">⋅</mo>
        <mn>2</mn>
        <mo stretchy="false">⋅</mo>
        <mn>1</mn>
      </mrow>
    </mfrac>
    <annotation encoding="StarMath 5.0">{ 100 cdot 99 cdot 98 cdot 97 cdot 96 cdot ... cdot 3 cdot 2 cdot 1 } 
over 
{ 98 cdot 97 cdot 96 cdot ... cdot 3 cdot 2 cdot 1 }</annotation>
  </semantics>
</math>
</file>